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language="en" fo:country="GB" style:text-underline-style="solid" style:text-underline-width="auto" style:text-underline-color="font-color" fo:font-weight="normal" officeooo:rsid="0008bf01" officeooo:paragraph-rsid="0008bf01" style:font-size-asian="19.25pt" style:font-weight-asian="normal" style:font-size-complex="22pt" style:font-weight-complex="normal"/>
    </style:style>
    <style:style style:name="P2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fo:font-weight="normal" officeooo:rsid="0008bf01" officeooo:paragraph-rsid="0008bf0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GB" fo:font-weight="normal" officeooo:rsid="00079188" officeooo:paragraph-rsid="00079188" style:font-size-asian="12.25pt" style:font-weight-asian="normal" style:font-size-complex="14pt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A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on of Done</text:p>
      <text:p text:style-name="P1"/>
      <text:list xml:id="list34310520" text:style-name="L3">
        <text:list-item>
          <text:p text:style-name="P2">Compilation without errors.</text:p>
        </text:list-item>
        <text:list-item>
          <text:p text:style-name="P2">All public methods should have corresponding Javadoc.</text:p>
        </text:list-item>
        <text:list-item>
          <text:p text:style-name="P2">Private functions should have comments.</text:p>
        </text:list-item>
        <text:list-item>
          <text:p text:style-name="P2">Code reviewed by someone else than the author(s).</text:p>
        </text:list-item>
        <text:list-item>
          <text:p text:style-name="P2">The function should run and be tried without runtime errors during normal usage.</text:p>
        </text:list-item>
        <text:list-item>
          <text:p text:style-name="P2">JUnit testing written and executed with a 50% code coverage.</text:p>
        </text:list-item>
        <text:list-item>
          <text:p text:style-name="P2">Integrated as best we can into the main branch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9T13:24:17.52</meta:creation-date>
    <dc:date>2012-09-19T14:21:22.72</dc:date>
    <meta:editing-duration>PT12M10S</meta:editing-duration>
    <meta:editing-cycles>3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8" meta:word-count="65" meta:character-count="379" meta:non-whitespace-character-count="329"/>
  </office:meta>
</office:document-meta>
</file>